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Лабораторная работа 1</text:p>
      <text:p text:style-name="P2"/>
      <text:p text:style-name="P2">Разработка программы разграничения полномочий пользователей на основе парольной аутентификации</text:p>
      <text:p text:style-name="Standard"/>
      <text:p text:style-name="Standard">Необходимо разработать приложение, которое отвечает следующим требованиям:</text:p>
      <text:p text:style-name="Standard"/>
      <text:p text:style-name="Standard">1. Программа должна обеспечивать работу в двух режимах: администратора (пользователя с фиксированным именем ADMIN) и обычного пользователя.</text:p>
      <text:p text:style-name="Standard"/>
      <text:p text:style-name="Standard">2. В режиме администратора программа должна поддерживать следующие функции (при правильном вводе пароля):</text:p>
      <text:list xml:id="list2880387612639883532" text:style-name="L1">
        <text:list-item>
          <text:p text:style-name="P1">изменение пароля администратора (при правильном введении старого пароля);</text:p>
        </text:list-item>
        <text:list-item>
          <text:p text:style-name="P1">просмотр списка имен зарегистрированных пользователей и установленных для них параметров (блокировка учетной записи, включение ограничений на выбираемые пароли) - всего списка целиком в одном окне или по одному элементу списка с возможностью перемещения до начала или конца;</text:p>
        </text:list-item>
        <text:list-item>
          <text:p text:style-name="P1">добавления уникального имени нового пользователя в список с пустым паролем (строкой нулевой длины);</text:p>
        </text:list-item>
        <text:list-item>
          <text:p text:style-name="P1">блокировка возможности работы пользователя с заданным именем;</text:p>
        </text:list-item>
        <text:list-item>
          <text:p text:style-name="P1">включения или отключения ограничений на выбираемые пользователем пароли (согласно индивидуального задания, определяемого номера варианта);</text:p>
        </text:list-item>
        <text:list-item>
          <text:p text:style-name="P1">завершения работы с программой.</text:p>
        </text:list-item>
      </text:list>
      <text:p text:style-name="Standard"/>
      <text:p text:style-name="Standard">3. В режиме обычного пользователя программа должна поддерживать только функции изменения пароля пользователя (при правильном введении старого пароля) и завершения работы, а все остальные функции должны быть заблокированы.</text:p>
      <text:p text:style-name="Standard"/>
      <text:p text:style-name="Standard">4. В режиме обычного пользователя программа должна поддерживать только функции изменения пароля пользователя (при правильном введении старого пароля) и завершения работы, а все остальные функции должны быть заблокированы '*'.</text:p>
      <text:p text:style-name="Standard"/>
      <text:p text:style-name="Standard">5. При отсутствии введенного в окне входа имени пользователя в списке зарегистрированных администратором пользователей программа должна выдавать соответствующее сообщение и предоставлять пользователю возможность повторного ввода имени или завершения работы с программой.</text:p>
      <text:p text:style-name="Standard"/>
      <text:p text:style-name="Standard">6. При неправильном вводе пароля программа должна выдавать соответствующее сообщение и предоставлять пользователю возможность повторного введения. При трехкратном введении неверного пароля работа программы должна завершаться.</text:p>
      <text:p text:style-name="Standard"/>
      <text:p text:style-name="Standard">7. При замене пароля программа должна просить пользователя подтвердить введен пароль путем его повторного введения.</text:p>
      <text:p text:style-name="Standard"/>
      <text:p text:style-name="Standard">8. Если выбранный пользователем пароль не соответствует необходимым ограничением (при установке соответствующего параметра учетной записи пользователя), то программа должна выдавать соответствующее сообщение и предоставлять пользователю возможность введения другого пароля, завершение работы с программой (при первом входе пользователя) или отказа от изменения пароля.</text:p>
      <text:p text:style-name="Standard"/>
      <text:p text:style-name="Standard">9. Информация о зарегистрированных пользователей, их пароли, отсутствие блокирования их работы с программой, а также включении или отключении ограничений на выбираемые <text:soft-page-break/>пароли должна храниться в специальном файле. При первом запуске программы этот файл должен создаваться автоматически и содержать информацию только об администраторе, что имеет пустой пароль.</text:p>
      <text:p text:style-name="Standard"/>
      <text:p text:style-name="Standard">10. Интерфейс с программой должен быть организован на основе меню, обязательной частью которого должно быть подменю «Справка» с командой «О программе». При выборе этой команды должна выдаваться информация об авторе программы и выдано индивидуальное задание. Интерфейс пользователя программы может также включать панель управления с дублирующими команды меню графическими кнопками и строка состояния.</text:p>
      <text:p text:style-name="Standard"/>
      <text:p text:style-name="Standard">11. Для реализации указанных в пунктах 2-3 функций в программе должны использоваться специальные диалоговые формы, позволяющие пользователю (администратору) вводить необходимую информацию.</text:p>
      <text:p text:style-name="P3">Индивидуальные варианты заданий (ограничение на выбираемые пароли)</text:p>
      <text:p text:style-name="Standard"/>
      <text:p text:style-name="Standard">1. Длина не менее минимальной длины, устанавливается администратором и хранится в учетной записи пользователя.</text:p>
      <text:p text:style-name="Standard"/>
      <text:p text:style-name="Standard">2. Наличие букв и знаков арифметических операций.</text:p>
      <text:p text:style-name="Standard"/>
      <text:p text:style-name="Standard">3. Наличие цифр и знаков арифметических операций.</text:p>
      <text:p text:style-name="Standard"/>
      <text:p text:style-name="Standard">4. Наличие латинских букв и символов кириллицы.</text:p>
      <text:p text:style-name="Standard"/>
      <text:p text:style-name="Standard">5. Наличие букв, цифр и знаков препинания.</text:p>
      <text:p text:style-name="Standard"/>
      <text:p text:style-name="Standard">6. Наличие латинских букв, символов кириллицы и цифр.</text:p>
      <text:p text:style-name="Standard"/>
      <text:p text:style-name="Standard">7. Наличие латинских букв, символов кириллицы и знаков препинания.</text:p>
      <text:p text:style-name="Standard"/>
      <text:p text:style-name="Standard">8. Наличие строчных и прописных букв, а также цифр.</text:p>
      <text:p text:style-name="Standard"/>
      <text:p text:style-name="Standard">9. Наличие строчных и прописных букв, а также знаков препинания.</text:p>
      <text:p text:style-name="Standard"/>
      <text:p text:style-name="Standard">10. Наличие строчных и прописных букв, а также знаков арифметических операций.</text:p>
      <text:p text:style-name="Standard"/>
      <text:p text:style-name="Standard">11. Наличие латинских букв, символов кириллицы и знаков арифметических операций.</text:p>
      <text:p text:style-name="Standard"/>
      <text:p text:style-name="Standard">12. Наличие букв, цифр и знаков арифметических операций.</text:p>
      <text:p text:style-name="Standard"/>
      <text:p text:style-name="Standard">13. Наличие букв, знаков препинания и знаков арифметических операций знаков.</text:p>
      <text:p text:style-name="Standard"/>
      <text:p text:style-name="Standard">14. Наличие цифр, знаков препинания и знаков арифметических операций знаков.</text:p>
      <text:p text:style-name="Standard"/>
      <text:p text:style-name="Standard">15. Отсутствие повторяющихся символов.</text:p>
      <text:p text:style-name="Standard"/>
      <text:p text:style-name="Standard">16. Отсутствие подряд расположенных одинаковых символов.</text:p>
      <text:p text:style-name="Standard"/>
      <text:p text:style-name="Standard">17. Несовпадение с именем пользователя.</text:p>
      <text:p text:style-name="Standard"/>
      <text:p text:style-name="Standard">18. Несовпадение с именем пользователя, записанным в обратном порядке.</text:p>
      <text:p text:style-name="Standard"/>
      <text:p text:style-name="Standard">19. Наличие строчных и прописных латинских букв, цифр и символов кириллицы.</text:p>
      <text:p text:style-name="Standard"/>
      <text:p text:style-name="Standard">20. Наличие строчных и прописных букв, цифр и знаков арифметических операций.</text:p>
      <text:p text:style-name="Standard"/>
      <text:p text:style-name="Standard">21. Наличие латинских букв, символов кириллицы, цифр и знаков арифметических операций.</text:p>
      <text:p text:style-name="Standard"/>
      <text:p text:style-name="Standard">22. Наличие латинских букв, символов кириллицы, цифр и знаков препинания.</text:p>
      <text:p text:style-name="Standard"/>
      <text:p text:style-name="Standard">23. Наличие строчных и прописных букв, цифр и знаков препинания.</text:p>
      <text:p text:style-name="Standard"/>
      <text:p text:style-name="Standard">24. Наличие строчных и прописных символов кириллицы, цифр и знаков препинания.</text:p>
      <text:p text:style-name="Standard"/>
      <text:p text:style-name="Standard">25. Наличие строчных и прописных латинских букв, цифр и знаков арифметических <text:soft-page-break/>операци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07T14:46:28.01</meta:creation-date>
    <meta:document-statistic meta:table-count="0" meta:image-count="0" meta:object-count="0" meta:page-count="4" meta:paragraph-count="46" meta:word-count="661" meta:character-count="5190"/>
    <dc:date>2018-05-07T14:49:52.78</dc:date>
    <meta:editing-duration>PT3M24S</meta:editing-duration>
    <meta:editing-cycles>1</meta:editing-cycles>
    <meta:generator>OpenOffice/4.1.5$Win32 OpenOffice.org_project/415m1$Build-9789</meta:generator>
  </office:meta>
</office:document-meta>
</file>